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94aa" officeooo:paragraph-rsid="001794aa" style:font-weight-asian="bold" style:font-weight-complex="bold"/>
    </style:style>
    <style:style style:name="T1" style:family="text">
      <style:text-properties fo:color="#c9211e" loext:opacity="100%" officeooo:rsid="00180ddd"/>
    </style:style>
    <style:style style:name="T2" style:family="text">
      <style:text-properties fo:color="#c9211e" loext:opacity="100%" officeooo:rsid="001a9894"/>
    </style:style>
    <style:style style:name="T3" style:family="text">
      <style:text-properties fo:color="#c9211e" loext:opacity="100%" fo:font-weight="bold" officeooo:rsid="001a9894" style:font-weight-asian="bold" style:font-weight-complex="bold"/>
    </style:style>
    <style:style style:name="T4" style:family="text">
      <style:text-properties fo:color="#c9211e" loext:opacity="100%" style:text-underline-style="solid" style:text-underline-width="auto" style:text-underline-color="font-color" fo:font-weight="bold" officeooo:rsid="001a9894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try</text:p>
      <text:p text:style-name="Standard"/>
      <text:p text:style-name="Standard">python train.py --dataroot /app/data/composes/ --name try01 --model pix2pix --direction AtoB --input_nc 1 --output_nc 1 --gan_mode wgan-gp --lr 0.001 --lr_decay_iters 50 --load_size 512 --n_epochs 100 --n_epochs_decay 50 --batch_size 4 --netD basic</text:p>
      <text:p text:style-name="Standard"/>
      <text:p text:style-name="Standard">- <text:span text:style-name="T1">produce imágenes con crop and resize. Pequeñas localizaciones. Estaría bien si no hubiera background, sólo pecho o pectoral</text:span></text:p>
      <text:p text:style-name="Standard"><text:span text:style-name="T1"/></text:p>
      <text:p text:style-name="Standard"><text:span text:style-name="T1">- Hay que incluir crop_size 512 para obtener las imágenes en esta resolución. Si no, el tamaño de la imagen es 256x256</text:span></text:p>
      <text:p text:style-name="Standard"><text:span text:style-name="T1"/></text:p>
      <text:p text:style-name="Standard"><text:span text:style-name="T1">- </text:span><text:span text:style-name="T2">Esta es la </text:span><text:span text:style-name="T4">dirección correcta AtoB</text:span></text:p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5:54:18.849697892</meta:creation-date>
    <meta:generator>LibreOffice/7.3.7.2$Linux_X86_64 LibreOffice_project/30$Build-2</meta:generator>
    <dc:date>2023-11-10T19:23:34.901178724</dc:date>
    <meta:editing-duration>PT2H38M55S</meta:editing-duration>
    <meta:editing-cycles>2</meta:editing-cycles>
    <meta:document-statistic meta:table-count="0" meta:image-count="0" meta:object-count="0" meta:page-count="1" meta:paragraph-count="5" meta:word-count="94" meta:character-count="536" meta:non-whitespace-character-count="461"/>
  </office:meta>
</office:document-meta>
</file>